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500000171F4DEC596A7630F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1.585cm 24.187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06cm">
            <draw:image xlink:href="Pictures/100000000000012500000171F4DEC596A7630F5F.png" xlink:type="simple" xlink:show="embed" xlink:actuate="onLoad" loext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10T17:19:46.58</meta:creation-date>
    <dc:date>2023-03-31T13:43:08.363242064</dc:date>
    <meta:editing-duration>PT11H27M30S</meta:editing-duration>
    <meta:editing-cycles>28</meta:editing-cycles>
    <meta:generator>LibreOffice/6.4.7.2$Linux_X86_64 LibreOffice_project/40$Build-2</meta:generator>
    <meta:document-statistic meta:object-count="26"/>
  </office:meta>
</office:document-meta>
</file>